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  <style:text-properties officeooo:paragraph-rsid="00118e70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18e70" style:font-name-asian="Times New Roman1" style:font-size-asian="12pt" style:language-asian="ru" style:country-asian="RU" style:font-name-complex="Times New Roman1" style:font-size-complex="12pt"/>
    </style:style>
    <style:style style:name="P3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officeooo:paragraph-rsid="00118e70"/>
    </style:style>
    <style:style style:name="T1" style:family="text">
      <style:text-properties fo:color="#000000" style:font-name="Times New Roman" fo:font-size="13.5pt" style:font-name-asian="Times New Roman1" style:font-size-asian="13.5pt" style:language-asian="ru" style:country-asian="RU" style:font-name-complex="Times New Roman1" style:font-size-complex="13.5pt"/>
    </style:style>
    <style:style style:name="T2" style:family="text">
      <style:text-properties fo:color="#000000" style:font-name="Times New Roman" fo:font-size="13.5pt" style:text-underline-style="solid" style:text-underline-width="auto" style:text-underline-color="font-color" fo:font-weight="bold" style:font-name-asian="Times New Roman1" style:font-size-asian="13.5pt" style:language-asian="ru" style:country-asian="RU" style:font-weight-asian="bold" style:font-name-complex="Times New Roman1" style:font-size-complex="13.5pt" style:font-weight-complex="bold"/>
    </style:style>
    <style:style style:name="T3" style:family="text">
      <style:text-properties fo:color="#000000" style:font-name="Times New Roman" fo:font-size="12pt" fo:font-style="normal" fo:font-weight="normal" style:font-name-asian="Times New Roman1" style:font-size-asian="12pt" style:language-asian="ru" style:country-asian="RU" style:font-style-asian="normal" style:font-weight-asian="normal" style:font-name-complex="Times New Roman1" style:font-size-complex="12pt"/>
    </style:style>
    <style:style style:name="T4" style:family="text">
      <style:text-properties style:font-name="Times New Roman" fo:font-size="13.5pt" style:text-underline-style="solid" style:text-underline-width="auto" style:text-underline-color="font-color" fo:font-weight="bold" style:font-name-asian="Times New Roman1" style:font-size-asian="13.5pt" style:language-asian="ru" style:country-asian="RU" style:font-weight-asian="bold" style:font-name-complex="Times New Roman1" style:font-size-complex="13.5pt" style:font-weight-complex="bold"/>
    </style:style>
    <style:style style:name="T5" style:family="text">
      <style:text-properties style:font-name="Times New Roman" fo:font-size="13.5pt" style:font-name-asian="Times New Roman1" style:font-size-asian="13.5pt" style:language-asian="ru" style:country-asian="RU" style:font-name-complex="Times New Roman1" style:font-size-complex="13.5pt"/>
    </style:style>
    <style:style style:name="T6" style:family="text">
      <style:text-properties style:font-name="Times New Roman" fo:font-size="13.5pt" fo:font-weight="bold" style:font-name-asian="Times New Roman1" style:font-size-asian="13.5pt" style:language-asian="ru" style:country-asian="RU" style:font-weight-asian="bold" style:font-name-complex="Times New Roman1" style:font-size-complex="13.5pt" style:font-weight-complex="bold"/>
    </style:style>
    <style:style style:name="T7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Задание:</text:span><text:bookmark text:name="_GoBack"/></text:p>
      <text:p text:style-name="P2"/>
      <text:p text:style-name="P1"><text:span text:style-name="T4">Сайт 1:</text:span><text:span text:style-name="T5"> https://www.mebelshara.ru/contacts</text:span></text:p>
      <text:p text:style-name="P1"><text:span text:style-name="T6"/></text:p>
      <text:p text:style-name="P1"><text:span text:style-name="T6">Задача:</text:span></text:p>
      <text:p text:style-name="P1"><text:span text:style-name="T5">Написать Python скрипт который соберет с сайта по всем городам адрес (город, улица, номер дома и т.п.), координаты, время работы(разложенное по дням) и телефоны(общий и дополнительные, если указаны).</text:span></text:p>
      <text:p text:style-name="P2"/>
      <text:p text:style-name="P1"><text:span text:style-name="T6">Описание:</text:span></text:p>
      <text:p text:style-name="P1"><text:span text:style-name="T5">Скрипт должен сформировать json файл, в котором будет храниться массив объектов вида.</text:span><text:span text:style-name="T7"> Желательно использовать библиотеку requests, исключить использование selenium</text:span></text:p>
      <text:p text:style-name="P2"/>
      <text:p text:style-name="P1"><text:span text:style-name="T2">формат json файла</text:span><text:span text:style-name="T1">:</text:span></text:p>
      <text:p text:style-name="P1"><text:bookmark-start text:name="__DdeLink__52_3595153362"/><text:span text:style-name="T6">для сайта 1</text:span><text:bookmark-end text:name="__DdeLink__52_3595153362"/><text:span text:style-name="T5">:</text:span></text:p>
      <text:p text:style-name="P1"><text:span text:style-name="T5">[</text:span></text:p>
      <text:p text:style-name="P1"><text:span text:style-name="T5"><text:tab/>{</text:span></text:p>
      <text:p text:style-name="P1"><text:span text:style-name="T5"><text:tab/> "address": "Белгород, Пугачева, 5",</text:span></text:p>
      <text:p text:style-name="P1"><text:span text:style-name="T5"><text:tab/> "latlon": [44.983268, 41.096873],</text:span></text:p>
      <text:p text:style-name="P1"><text:span text:style-name="T5"><text:tab/> "name": "Мебель Шара",</text:span></text:p>
      <text:p text:style-name="P1"><text:span text:style-name="T5"><text:tab/> "phones": [ "</text:span><text:a xlink:type="simple" xlink:href="tel:78005510610" text:style-name="Default_20_Style" text:visited-style-name="Default_20_Style"><text:span text:style-name="T5">8 800 551 06 10</text:span></text:a><text:span text:style-name="T5">"]</text:span></text:p>
      <text:p text:style-name="P1"><text:span text:style-name="T3"><text:tab/> </text:span><text:bookmark-start text:name="__DdeLink__144_42080563371"/><text:span text:style-name="T3">"</text:span><text:bookmark-end text:name="__DdeLink__144_42080563371"/><text:span text:style-name="T3">working_hours": ["пн - вс 10:00 - 20:00"]</text:span></text:p>
      <text:p text:style-name="P1"><text:span text:style-name="T3"><text:s text:c="2"/><text:tab/> <text:s/>},</text:span></text:p>
      <text:p text:style-name="P1"><text:span text:style-name="T5">...</text:span></text:p>
      <text:p text:style-name="P1"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3T15:29:19.110846749</meta:creation-date>
    <meta:generator>LibreOffice/6.4.6.2$Linux_X86_64 LibreOffice_project/40$Build-2</meta:generator>
    <dc:date>2021-01-13T15:30:34.645307741</dc:date>
    <meta:editing-duration>PT33S</meta:editing-duration>
    <meta:editing-cycles>1</meta:editing-cycles>
    <meta:document-statistic meta:table-count="0" meta:image-count="0" meta:object-count="0" meta:page-count="1" meta:paragraph-count="18" meta:word-count="88" meta:character-count="644" meta:non-whitespace-character-count="558"/>
  </office:meta>
</office:document-meta>
</file>